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15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rrain Data</text:p>
          </table:table-cell>
          <table:table-cell office:value-type="string" calcext:value-type="string">
            <text:p>Fort Irwi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t/Long: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per left</text:p>
          </table:table-cell>
          <table:table-cell office:value-type="float" office:value="-116.9" calcext:value-type="float">
            <text:p>-116.9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per right</text:p>
          </table:table-cell>
          <table:table-cell office:value-type="float" office:value="-116.3" calcext:value-type="float">
            <text:p>-116.3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 left</text:p>
          </table:table-cell>
          <table:table-cell office:value-type="float" office:value="-116.9" calcext:value-type="float">
            <text:p>-116.9</text:p>
          </table:table-cell>
          <table:table-cell office:value-type="float" office:value="35.2" calcext:value-type="float">
            <text:p>35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 right</text:p>
          </table:table-cell>
          <table:table-cell office:value-type="float" office:value="-116.3" calcext:value-type="float">
            <text:p>-116.3</text:p>
          </table:table-cell>
          <table:table-cell office:value-type="float" office:value="35.2" calcext:value-type="float">
            <text:p>35.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0.6" calcext:value-type="float">
            <text:p>0.6</text:p>
          </table:table-cell>
          <table:table-cell table:formula="of:=0.3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spect ratio</text:p>
          </table:table-cell>
          <table:table-cell table:formula="of:=[.C9]/[.D9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cal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Bounding Box: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x</text:p>
          </table:table-cell>
          <table:table-cell office:value-type="float" office:value="13.4024925231934" calcext:value-type="float">
            <text:p>13.4024925231934</text:p>
          </table:table-cell>
          <table:table-cell office:value-type="float" office:value="25.0966858782053" calcext:value-type="float">
            <text:p>25.0966858782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.1683177947998" calcext:value-type="float">
            <text:p>3.1683177947998</text:p>
          </table:table-cell>
          <table:table-cell office:value-type="float" office:value="5.41400597921711" calcext:value-type="float">
            <text:p>5.41400597921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8.45053863525391" calcext:value-type="float">
            <text:p>8.45053863525391</text:p>
          </table:table-cell>
          <table:table-cell office:value-type="float" office:value="15.2922410328788" calcext:value-type="float">
            <text:p>15.29224103287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x</text:p>
          </table:table-cell>
          <table:table-cell office:value-type="float" office:value="-13.2942848205566" calcext:value-type="float">
            <text:p>-13.2942848205566</text:p>
          </table:table-cell>
          <table:table-cell office:value-type="float" office:value="-25.0932554007445" calcext:value-type="float">
            <text:p>-25.0932554007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.65012359619141" calcext:value-type="float">
            <text:p>2.65012359619141</text:p>
          </table:table-cell>
          <table:table-cell office:value-type="float" office:value="2.5380280781028" calcext:value-type="float">
            <text:p>2.5380280781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-7.84161758422852" calcext:value-type="float">
            <text:p>-7.84161758422852</text:p>
          </table:table-cell>
          <table:table-cell office:value-type="float" office:value="-15.3370125820611" calcext:value-type="float">
            <text:p>-15.33701258206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x</text:p>
          </table:table-cell>
          <table:table-cell table:formula="of:=[.D16]-[.D20]" office:value-type="float" office:value="26.69677734375" calcext:value-type="float">
            <text:p>26.69677734375</text:p>
          </table:table-cell>
          <table:table-cell table:formula="of:=[.E16]-[.E20]" office:value-type="float" office:value="50.1899412789499" calcext:value-type="float">
            <text:p>50.1899412789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formula="of:=[.D17]-[.D21]" office:value-type="float" office:value="0.518194198608398" calcext:value-type="float">
            <text:p>0.518194198608398</text:p>
          </table:table-cell>
          <table:table-cell table:formula="of:=[.E17]-[.E21]" office:value-type="float" office:value="2.87597790111431" calcext:value-type="float">
            <text:p>2.87597790111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.D18]-[.D22]" office:value-type="float" office:value="16.2921562194824" calcext:value-type="float">
            <text:p>16.2921562194824</text:p>
          </table:table-cell>
          <table:table-cell table:formula="of:=[.E18]-[.E22]" office:value-type="float" office:value="30.6292536149399" calcext:value-type="float">
            <text:p>30.629253614939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spect ratio</text:p>
          </table:table-cell>
          <table:table-cell/>
          <table:table-cell table:formula="of:=[.D24]/[.D26]" office:value-type="float" office:value="1.63862763062789" calcext:value-type="float">
            <text:p>1.63862763062789</text:p>
          </table:table-cell>
          <table:table-cell table:formula="of:=[.E24]/[.E26]" office:value-type="float" office:value="1.63862763062789" calcext:value-type="float">
            <text:p>1.638627630627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ount Aniakchak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per left</text:p>
          </table:table-cell>
          <table:table-cell office:value-type="float" office:value="-158.2635" calcext:value-type="float">
            <text:p>-158.2635</text:p>
          </table:table-cell>
          <table:table-cell office:value-type="float" office:value="56.9682" calcext:value-type="float">
            <text:p>56.96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per right</text:p>
          </table:table-cell>
          <table:table-cell office:value-type="float" office:value="-157.6635" calcext:value-type="float">
            <text:p>-157.6635</text:p>
          </table:table-cell>
          <table:table-cell office:value-type="float" office:value="56.9682" calcext:value-type="float">
            <text:p>56.96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 left</text:p>
          </table:table-cell>
          <table:table-cell office:value-type="float" office:value="-158.2635" calcext:value-type="float">
            <text:p>-158.2635</text:p>
          </table:table-cell>
          <table:table-cell office:value-type="float" office:value="56.6682" calcext:value-type="float">
            <text:p>56.66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 right</text:p>
          </table:table-cell>
          <table:table-cell office:value-type="float" office:value="-157.6635" calcext:value-type="float">
            <text:p>-157.6635</text:p>
          </table:table-cell>
          <table:table-cell office:value-type="float" office:value="56.6682" calcext:value-type="float">
            <text:p>56.66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2:25:14.927251968</meta:creation-date>
    <dc:date>2020-01-09T13:32:20.810447413</dc:date>
    <meta:editing-duration>PT25M13S</meta:editing-duration>
    <meta:editing-cycles>2</meta:editing-cycles>
    <meta:generator>LibreOffice/6.0.7.3$Linux_X86_64 LibreOffice_project/00m0$Build-3</meta:generator>
    <meta:document-statistic meta:table-count="1" meta:cell-count="73" meta:object-count="0"/>
  </office:meta>
</office:document-meta>
</file>